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EventAction.getEnum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Action.getEnu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Action.get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Action.get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A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Action.RepeaterEventAction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